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indent="0in" style:auto-text-indent="false">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0.3646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4" style:family="paragraph" style:parent-style-name="Standard">
      <style:paragraph-properties fo:margin-left="0in" fo:margin-right="-0.0299in" fo:text-indent="0in" style:auto-text-indent="false">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5" style:family="paragraph" style:parent-style-name="Standard">
      <style:paragraph-properties fo:margin-left="0in" fo:margin-right="-0.0299in" fo:text-align="justify"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8" style:family="paragraph" style:parent-style-name="Standard">
      <style:paragraph-properties fo:margin-left="0in" fo:margin-right="-0.0299in" fo:text-indent="0in" style:auto-text-indent="false">
        <style:tab-stops/>
      </style:paragraph-properties>
      <style:text-properties fo:font-size="15pt" style:font-size-asian="15pt" style:font-size-complex="15pt"/>
    </style:style>
    <style:style style:name="P9" style:family="paragraph" style:parent-style-name="Standard">
      <style:paragraph-properties fo:margin-left="0in" fo:margin-right="-0.0299in" fo:text-indent="0in" style:auto-text-indent="false">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6pt" fo:font-style="normal" fo:font-weight="normal" style:font-size-asian="16pt" style:font-style-asian="normal" style:font-weight-asian="normal" style:font-size-complex="16pt" style:font-style-complex="normal" style:font-weight-complex="normal"/>
    </style:style>
    <style:style style:name="P11" style:family="paragraph" style:parent-style-name="Standard">
      <style:paragraph-properties fo:margin-left="0in" fo:margin-right="-0.0299in" fo:text-indent="0in" style:auto-text-indent="false">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14" style:family="paragraph" style:parent-style-name="Standard">
      <style:paragraph-properties fo:margin-left="0in" fo:margin-right="-0.0299in" fo:text-indent="0in" style:auto-text-indent="false">
        <style:tab-stops/>
      </style:paragraph-properties>
      <style:text-properties fo:font-variant="normal" fo:text-transform="none" fo:color="#222222" style:font-name="Times New Roman" fo:font-size="15pt" fo:letter-spacing="normal" fo:font-style="normal" fo:font-weight="normal" style:font-size-asian="15pt" style:font-size-complex="15pt"/>
    </style:style>
    <style:style style:name="P15" style:family="paragraph" style:parent-style-name="Standard">
      <style:paragraph-properties fo:margin-left="0in" fo:margin-right="-0.0299in" fo:text-indent="0in" style:auto-text-indent="false">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3000001907349pt" fo:font-style="normal" fo:font-weight="normal" style:font-size-asian="14.3000001907349pt" style:font-style-asian="normal" style:font-weight-asian="normal" style:font-size-complex="14.3000001907349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3646in"/>
        </style:tab-stops>
      </style:paragraph-properties>
      <style:text-properties fo:font-size="14.3000001907349pt" fo:font-style="normal" fo:font-weight="normal" style:font-size-asian="14.3000001907349pt" style:font-style-asian="normal" style:font-weight-asian="normal" style:font-size-complex="14.3000001907349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3999996185303pt" fo:font-style="normal" fo:font-weight="normal" style:font-size-asian="14.3999996185303pt" style:font-style-asian="normal" style:font-weight-asian="normal" style:font-size-complex="14.3999996185303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paragraph-properties>
      <style:text-properties fo:font-size="14.3999996185303pt" fo:font-style="normal" fo:font-weight="normal" style:font-size-asian="14.3999996185303pt" style:font-style-asian="normal" style:font-weight-asian="normal" style:font-size-complex="14.3999996185303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646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5pt" fo:font-style="normal" fo:font-weight="normal" style:font-size-asian="15.5pt" style:font-style-asian="normal" style:font-weight-asian="normal" style:font-size-complex="15.5pt" style:font-style-complex="normal" style:font-weight-complex="normal"/>
    </style:style>
    <style:style style:name="P27" style:family="paragraph" style:parent-style-name="Standard">
      <style:text-properties fo:font-size="15pt" fo:font-weight="normal"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9" style:family="paragraph" style:parent-style-name="Standard">
      <style:text-properties fo:font-size="15pt" fo:font-weight="bold" style:font-size-asian="15pt" style:font-weight-asian="bold" style:font-size-complex="15pt" style:font-weight-complex="bold"/>
    </style:style>
    <style:style style:name="P30" style:family="paragraph" style:parent-style-name="Standard">
      <style:text-properties fo:font-size="15pt"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text-properties fo:font-size="15pt" fo:font-style="normal" fo:font-weight="bold" style:font-size-asian="15pt" style:font-style-asian="normal" style:font-weight-asian="bold" style:font-size-complex="15pt" style:font-style-complex="normal" style:font-weight-complex="bold"/>
    </style:style>
    <style:style style:name="P33" style:family="paragraph" style:parent-style-name="Standard">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34" style:family="paragraph" style:parent-style-name="Standard">
      <style:text-properties fo:font-size="16pt" style:font-size-asian="16pt" style:font-size-complex="16pt"/>
    </style:style>
    <style:style style:name="P35" style:family="paragraph" style:parent-style-name="Standard" style:list-style-name="L1">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fo:font-variant="normal" fo:text-transform="none" fo:color="#222222" style:font-name="Times New Roman" fo:letter-spacing="normal" fo:font-style="normal" fo:font-weight="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ize="14.3000001907349pt" style:font-size-asian="14.3000001907349pt" style:font-size-complex="14.3000001907349pt"/>
    </style:style>
    <style:style style:name="T10" style:family="text">
      <style:text-properties fo:font-size="14pt" style:font-size-asian="14pt" style:font-size-complex="14pt"/>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ues 2/7/2017 <text:s/><text:span text:style-name="T1">10.5 miles</text:span></text:p>
      <text:p text:style-name="P28">I walked and ran 10.5 miles on slightly hilly roads averaging about 11:50/mile. <text:s/>During the workout I walked 21 times with each walk about 0.15 miles long.</text:p>
      <text:p text:style-name="P28"/>
      <text:p text:style-name="P28">Thur 2/9/2017 <text:span text:style-name="T1">10 miles</text:span></text:p>
      <text:p text:style-name="P28">I ran on slightly hilly roads. <text:s/>It was windy and about 37 degrees. <text:s/>I wore 2 sweat shirts and sweat pants. </text:p>
      <text:p text:style-name="P28">I ran 8 miles in 1:14:40 or 9:20/mile. <text:s/></text:p>
      <text:p text:style-name="P28">Splits: 10:07, 9:46, 9:44, 9:43, 9:00, 8:51, 8:57, 8:32</text:p>
      <text:p text:style-name="P28">I felt a lot better after about 4 miles.</text:p>
      <text:p text:style-name="P28">rested 3 minutes </text:p>
      <text:p text:style-name="P28">I walked and ran 2 miles averaging about 12:00/mile. <text:s/>I walked about 0.16 miles at the beginning of each ½ mile.</text:p>
      <text:p text:style-name="P28"/>
      <text:p text:style-name="P27">Tues 2/14/2017 <text:span text:style-name="T1">10 miles</text:span></text:p>
      <text:p text:style-name="P27">I ran 9 miles on hilly roads in 1:29:59. <text:s/>I kept most miles very close to 10 minutes.</text:p>
      <text:p text:style-name="P28">I warmed down with a mile walk and run in 11:53. <text:s/>I walked 2 x 0.16 miles during the mile.</text:p>
      <text:p text:style-name="P28"/>
      <text:p text:style-name="P28">Tues 2/21/2017 <text:span text:style-name="T1">16.5 miles</text:span></text:p>
      <text:p text:style-name="P27">I ran 3 x 5 miles on a slightly hilly course with no rest between the 3 loops. The total ascent along the 5 miles is 252 feet (measured using Google Earth) or about 760 feet for the 15 miles. <text:s/>I drank a little water on this cool day and ate 2 gels. <text:s/>Time for 15 miles: 2:34:12 or 10:17/mile</text:p>
      <text:p text:style-name="P27">Times for each 5 miles:</text:p>
      <text:p text:style-name="P27">54:53 or 10:58/mile</text:p>
      <text:p text:style-name="P27">53:10 or 10:38/mile</text:p>
      <text:p text:style-name="P27">46:09 or <text:s text:c="2"/>9:13/mile</text:p>
      <text:p text:style-name="P27">Splits for the last 5 miles: 10:42, 9:35, 9:16, 8:31, 8:04.</text:p>
      <text:p text:style-name="P28">I warmed down by walking and running 1.5 miles at about 12:00/mile.</text:p>
      <text:p text:style-name="P28"/>
      <text:p text:style-name="P27">Tues 3/21/2017 <text:span text:style-name="T1">10.5 miles</text:span></text:p>
      <text:p text:style-name="P27">I ran 2 x 5 mile loop. <text:s/>The loop is a slightly hilly course with a total ascent of 256 feet (as measured with Google Earth) spread out over the 5 miles. <text:s/>I ran the 10 miles in 1:31:01 or 9:06/mile. <text:s/>The last mile was in 7:55.</text:p>
      <text:p text:style-name="P27">The first five miles averaged 9:27/mile and the second five averaged 8:45/mile.</text:p>
      <text:p text:style-name="P28">I rested 6 minutes and jogged ½ mile.</text:p>
      <text:p text:style-name="P28"/>
      <text:p text:style-name="P28"/>
      <text:p text:style-name="P29"><text:soft-page-break/><text:span text:style-name="T2">Sat 3/25/2017</text:span> <text:s/>15 miles</text:p>
      <text:p text:style-name="P27">I walked and ran 15 miles on hilly roads at an average pace of 12:00/mile. I walked about 0.18 miles at the beginning of each half mile. <text:s/>The total ascent was about 850 feet. <text:s/>I drank 7 ounces of water at 5 miles and again at 10 miles. <text:s/>I also ate a gel at 10 miles. </text:p>
      <text:p text:style-name="P28"/>
      <text:p text:style-name="P27"><text:span text:style-name="T7">Mon 5/15/2017 </text:span><text:span text:style-name="T8">10.5 miles</text:span></text:p>
      <text:p text:style-name="P30">I ran 10 miles on the high school track and averaged 9:26/mile.</text:p>
      <text:p text:style-name="P30">I ran wide on the curves so every 4 laps equaled 1 mile.</text:p>
      <text:p text:style-name="P30">The first 5 miles averaged 9:57/mile.</text:p>
      <text:p text:style-name="P30">Miles 6 through 8 averaged 9:11/mile. I ran these 3 miles with John Ziegler.</text:p>
      <text:p text:style-name="P30">Miles 9 and 10 were in 8:42 and 8:17.</text:p>
      <text:p text:style-name="P30">I warmed down with a ½ mile jog. </text:p>
      <text:p text:style-name="P33"/>
      <text:p text:style-name="P32"><text:span text:style-name="T2">Sat 5/20/2017</text:span> 11 miles</text:p>
      <text:p text:style-name="P30">On the Ernst Trail:</text:p>
      <text:p text:style-name="P30">I ran 1 mile and then I rested a few minutes.</text:p>
      <text:p text:style-name="P31">Then I ran and walked 10 miles with Jim Fitch and averaged 12:30/mile. <text:s/>We walked about as much as we ran.</text:p>
      <text:p text:style-name="P31"/>
      <text:p text:style-name="P30">Sat 6/3/2017 <text:span text:style-name="T1">10.5 miles</text:span></text:p>
      <text:p text:style-name="P30">I ran a slightly hilly 5 mile loop twice with a 2 minute rest between the two loops. <text:s/>The first mile on the loop is mainly uphill, miles 2, 3 and 4 are rolling, and the last mile is mainly down. <text:s/>I averaged 9:40/mile the first time I ran the loop and 8:52/mile the second time. <text:s/></text:p>
      <text:p text:style-name="P30">First 5 mile splits: <text:s text:c="4"/>10:03, 9:41, 9:39, 9:30, 9:30</text:p>
      <text:p text:style-name="P30">Second 5 mile splits: <text:s text:c="2"/>9:37, 9:23, 8:56, 8:22, 8:04</text:p>
      <text:p text:style-name="P30">I warmed down with a ½ mile jog.</text:p>
      <text:p text:style-name="P31">In the afternoon Mary Jane and I kayaked for 2 hours down French Creek. <text:s/>It was great exercise and we both had fun.</text:p>
      <text:p text:style-name="P31"/>
      <text:p text:style-name="P30">Sun 7/09/2017 <text:span text:style-name="T1">11 miles</text:span></text:p>
      <text:p text:style-name="P30">I warmed up with 1.4 miles before I ran the Trail Blazer 15K on the Ernst Trail in Meadville. My GPS said the course was 9.36 miles, my time was 1:16:12 and I averaged</text:p>
      <text:p text:style-name="P30">8:08/mile. <text:s/>Mile Splits: 8:05, 8:05, 7:57, 8:11, 8:03, 8:22, 8:22, 8:19, 8:04, and 2:44 for the last 0.36 miles which corresponds to a pace of 7:38/mile. I warmed down with a ¼ mile jog.</text:p>
      <text:p text:style-name="P30"/>
      <text:p text:style-name="P30"><text:soft-page-break/>Sun 7/16/2017 <text:span text:style-name="T1">14.2 miles</text:span></text:p>
      <text:p text:style-name="P30">I ran the Presque Isle Half Marathon</text:p>
      <text:p text:style-name="P30">I warmed up with a mile at various paces. <text:s/>My GPS recorded the race distance as 13.21 miles, my time as 47:58 and my average pace as 8:10/mile.</text:p>
      <text:p text:style-name="P30">Splits: 8:08, 8:20, 8:19, 8:18, 8:13, 8:07, 8:09, 8:11, 8:10, 8:07,8:15, 8:07,7:59 and the last 0.21 miles in 1:35 which corresponds to a pace of 7:29/mi. The even pace running allowed me to have a good finish. </text:p>
      <text:p text:style-name="P30"/>
      <text:p text:style-name="P4">Tues 8/8/2017 <text:span text:style-name="T1">10.25 miles</text:span></text:p>
      <text:p text:style-name="P4">I ran ½ mile to the Allegheny Wise Center and rested a few minutes.</text:p>
      <text:p text:style-name="P4">Then I ran 1.5 miles on a treadmill at various paces and averaged 9:30/mile with some parts as fast as 7:30/mile. Then I rested about 7 minutes.</text:p>
      <text:p text:style-name="P4">I ran 10 x ½ mile with a ¼ mile jog before each run and a ¼ mile jog after the last run. The ¼ mile jogs were all about 3 minutes.</text:p>
      <text:p text:style-name="P4">The first 7 ½ miles were all in 4:00.</text:p>
      <text:p text:style-name="P4">The 8<text:span text:style-name="T3">th</text:span>, 9<text:span text:style-name="T3">th</text:span> and 10<text:span text:style-name="T3">th</text:span> ½ miles were in 3:57, 3:54 and 3:45.</text:p>
      <text:p text:style-name="P4">My pulse before I started running each ½ mile increased <text:s/>from 115 up to about 128 bpm.</text:p>
      <text:p text:style-name="P4">My pulse at the end of each ½ mile increased <text:s/>from 145 up to 164 bpm.</text:p>
      <text:p text:style-name="P4">I warmed down with a ½ mile jog home.</text:p>
      <text:p text:style-name="P4"/>
      <text:p text:style-name="P1"><text:span text:style-name="T2">Tues 8/15/2017 </text:span>18 miles </text:p>
      <text:p text:style-name="P4">I ran 3 times a 6 mile slightly hilly course with a 40 second stop at my house at the end of 6 miles and again at the end of 12 miles. <text:s/>The miles splits were:</text:p>
      <text:p text:style-name="P4">1<text:span text:style-name="T3">st</text:span> <text:s/>6 miles: <text:tab/>10:16, 9:38, 9:51, 9:46, 9:33, 9:15 <text:tab/>Average = <text:s/>9:43</text:p>
      <text:p text:style-name="P4">2<text:span text:style-name="T3">nd</text:span> 6 miles: <text:tab/>10:11, 9:52, 9:27, 9:19, 9:07, 8:55 <text:tab/>Average = <text:s/>9:28</text:p>
      <text:p text:style-name="P4">3<text:span text:style-name="T3">rd</text:span> 6 miles:<text:tab/><text:tab/>10:00, 9:50, 9:54, 10:07, 9:55, 9:27<text:tab/>Average = <text:s/>9:52</text:p>
      <text:p text:style-name="P4">The temperature at the end of the run was 80 degrees which was a good deal hotter than I thought it was going to be. <text:s/>As a result I did not drink as much as I should have. This <text:s/>made the last 4 miles somewhat difficult. <text:s/>Before running I weighed 127.5 pounds and after I weighed 124 pounds, losing 3.5 pounds. <text:s/>I know from experience that I can lose about 2 pounds during a long run without any problems. <text:s/>So today I should have had about an additional 1.5 pounds (24 ounces) of liquid to make up the deficit. <text:s/>I had 6 ounces of kefir and milk with my breakfast cereal, and 36 ounces of Gatorade and 24 ounces of water, totaling 66 ounces before and during the run. <text:s/>These 66 ounces plus the 24 ounces I should have drunk yields 90 ounces (or 5 ounces/mile) as the minimum required to efficiently run 18 miles on a hot day. <text:s/>If <text:s/>in a marathon the water stops are every 3 miles then on a hot day I should be drinking about 2 full sized cups of liquid at every stop. <text:s text:c="2"/>On a cool day I <text:soft-page-break/>know that I only need about 3 ounces per mile. <text:s/>In this case I would need about 9 ounces (about one full sized cup) at every 3 mile water stop.</text:p>
      <text:p text:style-name="P4"/>
      <text:p text:style-name="P4">What about calories? <text:s/>A formula that works for me is calories=300(hours-1.3), where “calories” is the number of calories I will need to consume before and during the run and “hours” is the amount of time I think I will be running. <text:s/>I found the number 300 in the formula from experience. <text:s/>I weigh roughly 130 pounds. <text:s/>For someone weighing 50% more than me I think the number might be 50% larger or 450. <text:s/>The 1.3 corresponds to 1 hour and 18 min. <text:s/>Notice the formula indicates I can run for 1 hour and 18 minutes and calories required will be zero. I have written the formula in this way because I know I can get up in the morning and not eat. <text:s/>As long as I drink enough water I can run for a little over an hour using just the energy stored in my body. <text:s/>This is about right for me. <text:s/>It might not be okay for everyone. <text:s/></text:p>
      <text:p text:style-name="P4"/>
      <text:p text:style-name="P4">I ran for approximately 3 hours today. <text:s/>So calories = 300(3-1.3) = 510 calories. <text:s/>How many calories did I actually eat? Breakfast → 200 calories, Gatorade → 200 calories, 2 energy gels → 200 calories for a total of 600 calories. So I was fine with the caloric intake because it exceeded the calculated 510 calories. <text:s/>It is interesting to note the number of calories goes up fairly quickly as the time for the run increases. <text:s/>If I run for 4 hours my formula yields 810 calories and for 10 hours it yields 2610 calories. <text:s/>I always calculate the number of calories required for me to run for long times and carefully plan how I will meet the requirement. </text:p>
      <text:p text:style-name="P1"/>
      <text:p text:style-name="P4">Tues 8/29/2017 <text:s/><text:span text:style-name="T1">20.5 miles - a training run for the marathon</text:span></text:p>
      <text:p text:style-name="P4">I ran 3 times a 6 mile slightly hilly course with a 45 second stop at my house at the end of 6 miles and again at the end of 12 miles. <text:s/>Then I added on 2 miles to make the run 2 miles longer than what I ran on Tues 8/15/2017. The miles splits were:</text:p>
      <text:p text:style-name="P4">1<text:span text:style-name="T3">st</text:span> <text:s/>6 miles: <text:tab/>10:35, 9:59, 9:57, 9:58, 9:47, 9:30 <text:tab/>Average = <text:s/>9:57</text:p>
      <text:p text:style-name="P4">2<text:span text:style-name="T3">nd</text:span> 6 miles: <text:tab/>10:37, 9:57, 9:57, 9:53, 9:45, 8:29 <text:tab/>Average = <text:s/>9:56</text:p>
      <text:p text:style-name="P4">3<text:span text:style-name="T3">rd</text:span> 6 miles:<text:tab/>10:27, 9:41, 9:33, 9:15, 8:57, 8:50<text:tab/>Average = <text:s/>9:27</text:p>
      <text:p text:style-name="P4">The last 2 miles:<text:tab/> <text:s/>8:59, 9:18<text:tab/><text:tab/></text:p>
      <text:p text:style-name="P4">The temperature at the end of the run was 74 degrees. <text:s/>Today I had less fluids than I had for the 18 miler 2 weeks ago. <text:s/>Today I had 54 ounces, 2 weeks ago I had 66 ounces. <text:s/>Today I lost about 3 pounds while running which is less than 2 weeks ago because it was cooler today. <text:s/>But I did feel the effects of slight dehydration in the last 2 miles. <text:s/>I should have had at least an additional 16 ounces of fluid during the run today or a total of <text:s/>54+16 = 70 ounces or 3.5 ounces per mile. <text:s/>With 16 additional ounces I would have lost about 2 pounds which I know from experience does not affect my running. I walked and jogged ¼ miles to warm down.</text:p>
      <text:p text:style-name="P4"><text:soft-page-break/>Sun 9/10/2017 <text:span text:style-name="T1">26.5 miles</text:span></text:p>
      <text:p text:style-name="P4">I ran the Erie Marathon. <text:s/>It was cool at the start and got up to about 62 degrees by the end of the run. <text:s/>I had plenty of liquids and calories. <text:s/>During a marathon I usually take 3 or 4 Salt Sticks (saltstick.com) but forgot to bring them. <text:s/>At the end of the run I was dizzy. <text:s/>The dizziness went away after I ate a small bag of potato chips with water.</text:p>
      <text:p text:style-name="P4">1<text:span text:style-name="T3">st</text:span> half time: <text:s/>2:03:15</text:p>
      <text:p text:style-name="P4">2<text:span text:style-name="T3">nd</text:span> half time: 2:05:18</text:p>
      <text:p text:style-name="P7">Chip time:<text:tab/> <text:s text:c="3"/>4:08:33 or 9:29/mi </text:p>
      <text:p text:style-name="P7"/>
      <text:p text:style-name="P4">Sat 9/23/2017 <text:span text:style-name="T1">21miles</text:span></text:p>
      <text:p text:style-name="P7">I ran and walked 20 miles with Jim Fitch. <text:s/>We divided the run/walk into three slightly hilly loops each separated by a few minutes rest. <text:s/>The loops were 6 miles, 6 miles and 8 miles long. We started at 5:30 AM and it was cool for the first 12 miles. <text:s/>We had sufficient amounts of liquids and calories. <text:s/>The average paces for the loops were 12:51/mile, 12:45/mile and 12:26/mile. About 2 hours later I walked 1 mile on a hilly loop with Mary Jane.</text:p>
      <text:p text:style-name="P7"/>
      <text:p text:style-name="P4">Mon 10/2/2017 <text:span text:style-name="T1">12.4 miles</text:span></text:p>
      <text:p text:style-name="P4">I ran 8 miles and averaged 8:46/mile. <text:s/>The first mile was in 9:06 and the last in 8:17. Then I walked 0.4 miles. <text:s/>Later on in the day I walked twice for a total of about 4 miles. </text:p>
      <text:p text:style-name="P4"/>
      <text:p text:style-name="P4">Sun Oct 15, 2017 <text:span text:style-name="T1">26.2 miles </text:span></text:p>
      <text:p text:style-name="P4">I ran the Amsterdam Marathon. <text:s/>It was warm and very humid for the last 10 miles and I had to drink a lot. <text:s/>I think I was over trained for this run because I ran a good deal faster 5 weeks ago in the Erie Marathon. <text:s/>On the other hand, it was a very nice experience. <text:s/>There were about 16,000 runners in the marathon. <text:s/>I had 10 family members and friends out on the course and at the end cheering for me. <text:s/>Time: 4:26:12</text:p>
      <text:p text:style-name="P4"/>
      <text:p text:style-name="P4">Mon March 5, 2018 <text:span text:style-name="T1">10.75 miles</text:span> </text:p>
      <text:p text:style-name="P4">I warmed up with a 0.75 mile jog. <text:s/>Then I ran 10 miles in 1:37:04, averaging 9:42/mile. <text:s/>The first 5 miles I averaged 9:56/mile and the second 5 miles 9:28/mile.</text:p>
      <text:p text:style-name="P4"/>
      <text:p text:style-name="P4">Mon March 5, 2018 <text:span text:style-name="T1">10.75 miles</text:span> </text:p>
      <text:p text:style-name="P4">I ran on level walking and bike paths in Amsterdam. I warmed up with a 0.75 mile jog. <text:s/>Then I ran 10 miles in 1:37:04, averaging 9:42/mile. <text:s/>The first 5 miles I averaged 9:56/mile and the second 5 miles 9:28/mile.</text:p>
      <text:p text:style-name="P4"><text:soft-page-break/>Thur April 5, 2018 <text:span text:style-name="T1">10.25 miles</text:span> </text:p>
      <text:p text:style-name="P4">I ran 10 miles on a treadmill in the Wise Center and averaged 9:56/mile.</text:p>
      <text:p text:style-name="P4">The approximate mile splits were: 3 x (10:15, 10:00, 9:45) and the last mile was in 9:17. <text:s/>My pulse was 153 bpm at the end of the run. <text:s/>Warmed down: ¼ mile jog.</text:p>
      <text:p text:style-name="P4"/>
      <text:p text:style-name="P4">Sat <text:s/>April 14,2018 <text:span text:style-name="T1">18 miles</text:span> </text:p>
      <text:p text:style-name="P4">I ran a slightly hilly 6 mile loop 3 times with a 1 minute rest after the 1<text:span text:style-name="T3">st</text:span> and 2<text:span text:style-name="T3">nd</text:span> loops,</text:p>
      <text:p text:style-name="P4">The average paces for the 3 loops were: 10:26, 10:26 and 9:47.</text:p>
      <text:p text:style-name="P4">45 minutes before running I had a 300 calorie breakfast and 8 ounces to drink.</text:p>
      <text:p text:style-name="P4">During the 2<text:span text:style-name="T3">nd</text:span> and 3<text:span text:style-name="T3">rd</text:span> loops I drank 40 ounces of Gatorade (260 calories) and 2 Salt Sticks.</text:p>
      <text:p text:style-name="P4"/>
      <text:p text:style-name="P4">Mon May 14, 2018 <text:span text:style-name="T1">20 miles</text:span></text:p>
      <text:p text:style-name="P4">I ran 4 x 5 miles with a 2 minute rest between each loop to eat and talk to Mary Jane etc. <text:s/>I think having run a fast 5 miles yesterday made today's effort equivalent to more than a 20 mile effort after tapering. The 5 mile course I used today is somewhat hilly. <text:s/>The workout lasted about 3.75 hours.</text:p>
      <text:p text:style-name="P4">Average pace for each 5 miles: 11:18, 11:18, 11:00, 9:54</text:p>
      <text:p text:style-name="P4">Average pace for the 20 miles of running: 10:53</text:p>
      <text:p text:style-name="P4">I ate about 450 calories for breakfast about 40 minutes before running and drank 48 ounces of Gatorade (320 calories) while running. <text:s/>The total of 770 calories is what I need for a 3.75 hour workout. </text:p>
      <text:p text:style-name="P4">This will be my last long run before the Green Jewel 50K in 19 days.</text:p>
      <text:p text:style-name="P4"/>
      <text:p text:style-name="P4">Sat June 2, 2018 <text:span text:style-name="T1">31.5 miles</text:span></text:p>
      <text:p text:style-name="P8"><text:span text:style-name="T6">I ran the Green Jewel 50K from point to point on a paved path in the Cleveland Metroparks on a cool day. <text:s/>The course was somewhat hilly. <text:s/>I ran 5:54:36 which had the highest grade percentage among the men. Three woman had times with higher grade percentages. <text:s/></text:span><text:span text:style-name="T5">Mary Jane drove the course on a park road to meet me at the aid stations and give me food and support.</text:span></text:p>
      <text:p text:style-name="P14"/>
      <text:p text:style-name="P14">The next page contains the details about my nourishment for the Green Jewel 50K, the planned approximate schedule for times I would be reaching each aid station and what Mary Jane would be giving me at the stations.</text:p>
      <text:p text:style-name="P15"/>
      <text:p text:style-name="P15"/>
      <text:p text:style-name="P15"/>
      <text:p text:style-name="P15"/>
      <text:p text:style-name="Standard"><text:soft-page-break/>Green Jewel 50K <text:s text:c="6"/>June 2, 2018</text:p>
      <text:p text:style-name="Standard">Calories needed for 5.7 hours = 300*(5.7-1.3) = 1320 C</text:p>
      <text:p text:style-name="Standard">Breakfast</text:p>
      <text:p text:style-name="Standard"><text:tab/>cereal with water = 150 C</text:p>
      <text:p text:style-name="Standard"><text:tab/>Cliff Bar = 250 C</text:p>
      <text:p text:style-name="Standard">During the run</text:p>
      <text:p text:style-name="Standard"><text:tab/>5 gels = 500 C</text:p>
      <text:p text:style-name="Standard"><text:tab/>Gatorade mixed with some water = 80 ounces → 430 C</text:p>
      <text:p text:style-name="Standard"/>
      <text:p text:style-name="Standard">Total = 150+250+500+430=1330 C This is enough.</text:p>
      <text:p text:style-name="Standard"/>
      <text:p text:style-name="Standard">Electrolyte = <text:s/>5 Salt Sticks</text:p>
      <text:p text:style-name="Standard"/>
      <text:p text:style-name="Standard">Fluids</text:p>
      <text:p text:style-name="Standard">After the first aid station I will need about 5 ounces per mile or approximately 5 x 25 = 125 ounces. </text:p>
      <text:p text:style-name="Standard">From water I will have 45 ounces. <text:s/></text:p>
      <text:p text:style-name="Standard">From Gatorade I will have 4*20 = 80 ounces</text:p>
      <text:p text:style-name="Standard"/>
      <text:p text:style-name="Standard">Total fluids = 45 + 80 =125 ounces or 5 ounces/mi.</text:p>
      <text:p text:style-name="Standard"/>
      <text:p text:style-name="Standard">AS1 means Aid Station 1</text:p>
      <text:p text:style-name="Standard"/>
      <text:p text:style-name="Standard"><text:tab/><text:tab/>Difference (mi)<text:tab/>Miles <text:s/>RaceTime<text:tab/>ClockTime<text:tab/>Food`</text:p>
      <text:p text:style-name="Standard">Start <text:s/><text:tab/><text:tab/><text:tab/><text:tab/><text:tab/>0<text:tab/>0<text:tab/><text:tab/>7:00 AM<text:tab/>Nothing </text:p>
      <text:p text:style-name="Standard"><text:tab/></text:p>
      <text:p text:style-name="Standard">AS1 Stuhr Woods<text:tab/>6.5<text:tab/><text:tab/>6.5<text:tab/>1:12<text:tab/><text:tab/>8:12 AM<text:tab/>water <text:s/>(32 oz bottle and <text:s text:c="7"/></text:p>
      <text:p text:style-name="Standard">Picnic Area<text:tab/><text:tab/><text:tab/><text:tab/><text:tab/><text:tab/><text:tab/><text:tab/><text:tab/>20 Oz bottle to carry)*</text:p>
      <text:p text:style-name="Standard"/>
      <text:p text:style-name="Standard">AS2 The Chalet <text:tab/>5.4 <text:s/><text:tab/><text:tab/>11.9<text:tab/>2:11 <text:tab/><text:tab/>9:11 AM<text:tab/>27 Oz bottle of water and <text:s/></text:p>
      <text:p text:style-name="Standard"><text:tab/><text:tab/><text:tab/><text:tab/><text:tab/><text:tab/><text:tab/><text:tab/><text:tab/><text:tab/>20 Oz bottle of Gatorade**<text:tab/><text:tab/><text:tab/><text:tab/><text:tab/><text:tab/><text:tab/><text:tab/><text:tab/><text:tab/></text:p>
      <text:p text:style-name="Standard">AS3 Wallace Lake<text:tab/>4.1<text:tab/><text:tab/>16<text:tab/>2:56<text:tab/><text:tab/>9:56 AM <text:tab/>22 Oz bottle of water and</text:p>
      <text:p text:style-name="Standard"><text:tab/><text:tab/><text:tab/><text:tab/><text:tab/><text:tab/><text:tab/><text:tab/><text:tab/><text:tab/>20 Oz bottle of Gatorade</text:p>
      <text:p text:style-name="Standard"/>
      <text:p text:style-name="Standard">AS4 Rocky River <text:tab/>4 <text:tab/><text:tab/>20<text:tab/>3:40<text:tab/><text:tab/>10:40 AM<text:tab/>17 Oz bottle of water and</text:p>
      <text:p text:style-name="Standard">Nature Center<text:tab/><text:tab/><text:tab/><text:tab/><text:tab/><text:tab/><text:tab/><text:tab/><text:tab/>20 Oz bottle of Gatorade<text:tab/><text:tab/><text:tab/><text:tab/><text:tab/><text:tab/><text:tab/><text:tab/> </text:p>
      <text:p text:style-name="Standard">AS5 Lorain<text:tab/><text:tab/>6.1<text:tab/><text:tab/>26.1 <text:tab/>4:47<text:tab/><text:tab/>11:47 AM<text:tab/>12 Oz bottle of water and</text:p>
      <text:p text:style-name="Standard">Overpass<text:tab/><text:tab/><text:tab/><text:tab/><text:tab/><text:tab/><text:tab/><text:tab/><text:tab/>20 Oz bottle of Gatorade</text:p>
      <text:p text:style-name="Standard"/>
      <text:p text:style-name="Standard">Finish <text:tab/><text:tab/> <text:s text:c="3"/><text:tab/>5 <text:tab/><text:tab/>31.1<text:tab/>5:42<text:tab/><text:tab/>12:42 AM</text:p>
      <text:p text:style-name="Standard"><text:s/></text:p>
      <text:p text:style-name="Standard">*I will drink about 5 Oz from the 32 Oz bottle and carry the 20 Oz bottle of water.</text:p>
      <text:p text:style-name="Standard">** I will drink about 5 Oz from the 27 Oz bottle of water and carry the 20 Oz bottle of Gatorade. <text:s text:c="3"/></text:p>
      <text:p text:style-name="Standard"/>
      <text:p text:style-name="P9">I am carrying 5 gels and 5 salt sticks</text:p>
      <text:p text:style-name="P11"/>
      <text:p text:style-name="P4"/>
      <text:p text:style-name="P5"><text:soft-page-break/>Sun July 15, 2018 <text:span text:style-name="T1">14.5 miles</text:span></text:p>
      <text:p text:style-name="P5">I ran the Presque Isle Half Marathon in Erie PA and came in 206/1067. <text:s/>My GPS measured the course at 13.21 miles with a time of 1:50:47. It was a hot, humid day. I drank a lot at every water stop and ate a gel at 5 miles and another at 10 miles.</text:p>
      <text:p text:style-name="P5">Splits: 8:17, 8:15, 8:16, 8:17, 8:16, 8:23, 8:21, 8:17, 8:37, 8:28, 8:16, 8:24, 8:34</text:p>
      <text:p text:style-name="P5">The last 0.21 mile was at 8:06/mile pace.</text:p>
      <text:p text:style-name="P5"/>
      <text:p text:style-name="P5">Sat July 28, 2018 <text:span text:style-name="T1">16.3 miles</text:span> <text:s/></text:p>
      <text:p text:style-name="P5">Run: 2 x 5 miles and 1 x 6 miles on a slightly hilly loop</text:p>
      <text:p text:style-name="P5">After each of the 5 mile loops I rested for 1:15 while I ate a gel and drank water.</text:p>
      <text:p text:style-name="P5">It was a relatively cool day and I only drank a total of 16 ounces. <text:s/>I should have had more than twice this but surprisingly I did not feel the effects of dehydration.</text:p>
      <text:p text:style-name="P5">Paces on each of the loops: 9:25, 9:21, 9:00/mile </text:p>
      <text:p text:style-name="P5">The last 2 miles were in 8:41 and 8:19.</text:p>
      <text:p text:style-name="P5">Warm down: 0.3 mile jog</text:p>
      <text:p text:style-name="P5"/>
      <text:p text:style-name="P6">Sat Sept 1, 2018 <text:span text:style-name="T1">14.5 miles</text:span></text:p>
      <text:p text:style-name="P6">I ran the French Creek Half Marathon on the Ernst Trail in Meadville PA and came in 16/91. <text:s/>My GPS measured the course at 13.22 miles with a time of 1:50:49. <text:s/>It was a humid day. I drank at every water stop and ate a gel at 5 miles and another at 10 miles.</text:p>
      <text:p text:style-name="P5">Splits: 8:26, 8:24, 8:27, 8:27, 8:23 8:20, 8:05, 8:34, 8:05, 8:32, 8:20, 8:26, 8:33</text:p>
      <text:p text:style-name="P5">The last 0.22 miles were at 7:44/mile pace.</text:p>
      <text:p text:style-name="P5"/>
      <text:p text:style-name="P6">Mon Sept 3, 2018 <text:span text:style-name="T1">10 miles</text:span> <text:s/></text:p>
      <text:p text:style-name="P6">I ran and walked 10 miles on hilly roads mainly on Limber Rd and averaged 11:53/mile. <text:s/>I am practicing a walking and running routine for the 50 miler I am doing in about 6 weeks. <text:s/>I ran the first 2 miles averaging 10:48/mile and I ran and walked the next 8 miles averaging about 12:10/mile. <text:s/>It was a hot day. <text:s/>The temperature reached 88 degrees and the feels like temperature 94 degrees. <text:s/>I drank water twice but I should have had at least 20 -30 more ounces of fluids.</text:p>
      <text:p text:style-name="P6"/>
      <text:p text:style-name="P2"><text:span text:style-name="T2">Sat Sept 8, 2018</text:span> 10.15 miles <text:s/></text:p>
      <text:p text:style-name="P6">I ran and walked 10.15 miles on hilly roads mainly on Limber Rd and averaged 10:53/mile. <text:s text:c="2"/>I walked for 2 minutes at the beginning of miles 3, 5, 7 and 9. <text:s/>This is a routine I may use for the first 10 miles of the 50 miler in 5 weeks.</text:p>
      <text:p text:style-name="P4"/>
      <text:p text:style-name="P4"/>
      <text:p text:style-name="P4"/>
      <text:p text:style-name="P24"><text:soft-page-break/>Mon Sept 17, 2018 <text:span text:style-name="T1">25 miles </text:span>- <text:span text:style-name="T1">A long run in preparation for the Can 50 Mile Run.</text:span></text:p>
      <text:p text:style-name="P23">I ran and walked 5 x 5 mile loop. <text:s/>The 5 mile loop is somewhat hilly. <text:s/>I stopped about <text:s text:c="5"/>2 minutes between the loops while I ate gels and Salt Sticks, drank water and picked up more water to take with me.</text:p>
      <text:p text:style-name="P23">The total time including the 8 minutes while I was stopped was 4:56:20. </text:p>
      <text:p text:style-name="P23">The times and average paces for each of the 5 mile loops were: <text:span text:style-name="T9">55:53 (11:11/mile), 58:31 (11:42/mile), 59:32 (11:54/mile), 59:18 (11:52/mile), and 54:35 (10:55/mile)</text:span></text:p>
      <text:p text:style-name="P21">I had 580 calories for breakfast and ate 6 gels for a total of 1180 calories.</text:p>
      <text:p text:style-name="P21"><text:s text:c="7"/>The formula I use to calculate the number of required calories gives:</text:p>
      <text:p text:style-name="P21"><text:s text:c="7"/>calories = 300*(H-1.3) = 300*3.7 = 1110, were H= 5 the number of <text:s/>hours I ran. </text:p>
      <text:p text:style-name="P21"><text:s text:c="7"/>So I had enough calories.</text:p>
      <text:p text:style-name="P21">I also had 3 Salt Sticks and drank 80 ounces of water. <text:s text:c="2"/></text:p>
      <text:p text:style-name="P22"><text:s text:c="7"/>That is 3.2 ounces per mile which apparently was okay because I only lost a pound <text:s text:c="17"/><text:tab/>while running. <text:s/>The temperature felt cool for half the run and rose to 71 degrees.</text:p>
      <text:p text:style-name="P25"/>
      <text:p text:style-name="P3">Sat Oct 13, 2018 50 miles </text:p>
      <text:p text:style-name="P6">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3">th</text:span> birthday. </text:p>
      <text:p text:style-name="P6"/>
      <text:p text:style-name="P6">Sat Oct 20, 2018 <text:span text:style-name="T1">31.5 miles</text:span> </text:p>
      <text:p text:style-name="P6">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hank you Mike.</text:p>
      <text:p text:style-name="P6"/>
      <text:p text:style-name="P6"/>
      <text:p text:style-name="P26"><text:soft-page-break/>Sat April 13, 2019 <text:span text:style-name="T1">18 miles</text:span> <text:s/></text:p>
      <text:p text:style-name="P26">I ran 18 miles on slightly hilly to hilly roads. <text:s/>It was a nice day in the low 60's. <text:s/>The run consisted of 3 x 5 miles and 1 x 3 miles. <text:s/>I stopped to drink Gatorade after each of the 5 mile loops. <text:s/>Stops took about 1:20.</text:p>
      <text:p text:style-name="P26"><text:span text:style-name="T1">Average paces for each segment:</text:span> </text:p>
      <text:p text:style-name="P26">10:50/mile, 10:43/mile, 10:02/mile, 9:36/mile </text:p>
      <text:p text:style-name="P26">I drank 30 ounces of Gatorade and ate a gel at the 12 mile mark.</text:p>
      <text:p text:style-name="P26">I lost 2 pounds while running.</text:p>
      <text:p text:style-name="P26"/>
      <text:p text:style-name="P10">Sun April 28, 2019 <text:span text:style-name="T1">32.5 miles</text:span></text:p>
      <text:p text:style-name="P10">I ran the Buffalo Runners 6 Hour Distance Classic on a cool, breezy day. The event was held on a 3.242 mile course which I ran 10 times in 6:07:01 with an average pace of 11:20/mile. <text:s/>I averaged about 10:50/mile for the first half of the run and 11:50 /mile for the second half. <text:s/>My distance at 6 hours was <text:s/>31.77 miles, an age group course record. <text:s/>I picked up my pace for the last lap. I enjoyed the run and the friendly runners, race officials and volunteers. Mary Jane gave me great support as usual. <text:s/></text:p>
      <text:p text:style-name="P10"/>
      <text:p text:style-name="P13">Sat June 29, 2019 <text:span text:style-name="T1">10 miles</text:span></text:p>
      <text:p text:style-name="P13">I ran 5 miles on slightly hilly roads, rested about 8 minutes while drinking </text:p>
      <text:p text:style-name="P13">16 ounces of Gatorade and then ran the same 5 mile course again. </text:p>
      <text:p text:style-name="P13">The first time I averaged 10:51 min/mile and the second time 9:51 min/mile.</text:p>
      <text:p text:style-name="P13">1<text:span text:style-name="T3">st</text:span> time splits: <text:s/>11:56, 10:59, 10:43, 10:28, 10:10</text:p>
      <text:p text:style-name="P13">2<text:span text:style-name="T3">nd</text:span> time splits: 10:18, 10:08, <text:s text:c="2"/>9:52, <text:s text:c="2"/>9:43, <text:s text:c="2"/>9:14</text:p>
      <text:p text:style-name="P13"/>
      <text:p text:style-name="P13">Sun July 14, 2019 <text:span text:style-name="T1">11.1 miles</text:span></text:p>
      <text:p text:style-name="P13"><text:span text:style-name="T1">Warmup: <text:s/></text:span>I ran 1.8 miles at various paces.</text:p>
      <text:p text:style-name="P13"><text:span text:style-name="T1">Run:</text:span> <text:s/>Trailblazer 15K in 1:22:23 on the Ernst Trail in Meadville PA. </text:p>
      <text:p text:style-name="P13">Average pace: 8:50/mile <text:s text:c="2"/></text:p>
      <text:p text:style-name="P13">Mile splits: <text:s/>8:57, 8:51, 8:47, 8:49, 8:41, 8:48, 9:07, 9:00, 8:48</text:p>
      <text:p text:style-name="P13"/>
      <text:p text:style-name="P13"><text:span text:style-name="T1">Sun July 21, 2019 </text:span><text:span text:style-name="T1">14.1 miles </text:span></text:p>
      <text:p text:style-name="P12">Warmup: <text:span text:style-name="T2">1 mile at various paces</text:span></text:p>
      <text:p text:style-name="P12">Run: <text:span text:style-name="T2">I ran the Presque Isle Half Marathon in Erie PA on a hot humid day.</text:span></text:p>
      <text:p text:style-name="P12">Results:<text:span text:style-name="T2"> Gun Time: 2:00:35, Average Pace: 9:12/mi, First in 75-79 age group, </text:span></text:p>
      <text:p text:style-name="P12"><text:span text:style-name="T2">290</text:span><text:span text:style-name="T4">th</text:span><text:span text:style-name="T2"> out of 1000 finishers, 17</text:span><text:span text:style-name="T4">th</text:span><text:span text:style-name="T2"> fastest age graded time. </text:span></text:p>
      <text:p text:style-name="P13">Mile Splits: </text:p>
      <text:p text:style-name="P13"><text:soft-page-break/>8:53, 9:07, 8:59, 9:09, 9:05, 9:12, 9:16, 9:20, 9:19, 9:25, 9:08, 9:12, 9:29</text:p>
      <text:p text:style-name="P13">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3"/>
      <text:p text:style-name="P13">Sat Aug 10, 2019 <text:span text:style-name="T1">10.6 miles</text:span> </text:p>
      <text:p text:style-name="P13">I ran 10 miles around Tamarack Lake with Tim Dunn.</text:p>
      <text:p text:style-name="P13">The first 1.5 miles goes up 324 feet. The course has a total ascent of about 525 feet. Our time was 1:35:10 and we averaged about 9:30/mile. After the first 1.5 miles uphill we averaged about 9:06/mile.</text:p>
      <text:p text:style-name="P13"><text:span text:style-name="T1">Warm down:</text:span> <text:s/>After 20 minutes I jogged 0.6 miles.</text:p>
      <text:p text:style-name="P13"/>
      <text:p text:style-name="P18"><text:span text:style-name="T2">Sat Oct 5, 2019</text:span> 16 miles <text:s text:c="2"/></text:p>
      <text:p text:style-name="P17">I ran and walked 16 miles with Jim Fitch on somewhat hilly roads. <text:s/></text:p>
      <text:p text:style-name="P17">5 miles averaging 13:17/mile and rest about 4 minutes</text:p>
      <text:p text:style-name="P17">5 miles averaging 12:58/mile and rest about 4 minutes</text:p>
      <text:list xml:id="list5844676362150456734" text:style-name="L1">
        <text:list-item>
          <text:list>
            <text:list-header>
              <text:p text:style-name="P35">5.5 miles averaging 12:27/mile</text:p>
              <text:p text:style-name="P35">After resting a few minutes I jogged ½ mile home.</text:p>
            </text:list-header>
          </text:list>
        </text:list-item>
      </text:list>
      <text:p text:style-name="P17"/>
      <text:p text:style-name="P17"/>
      <text:p text:style-name="P17"/>
      <text:p text:style-name="P16">Sat Oct 19, 2019 <text:s/><text:span text:style-name="T1">23.1 miles</text:span> </text:p>
      <text:p text:style-name="P1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0"><text:soft-page-break/>Sun July 12, 2020 <text:span text:style-name="T1">11.25 miles</text:span></text:p>
      <text:p text:style-name="P20"><text:span text:style-name="T1">Warm up: </text:span>1 mile on Limber Rd and rest 5 minutes.</text:p>
      <text:p text:style-name="P19">Run: <text:span text:style-name="T2">2 x</text:span> <text:span text:style-name="T2">5 miles on the “Morning Loop” with 1 minute stop between the loops to drink Gatorade</text:span></text:p>
      <text:p text:style-name="P20">Mile splits 1<text:span text:style-name="T3">st</text:span> loop: 10:05, 9:46, 9:23, 10:32, 8:55, Time: 48:41, Average pace: 9:44</text:p>
      <text:p text:style-name="P20">Mile splits 2<text:span text:style-name="T3">nd</text:span> loop: <text:s text:c="2"/>9:23, 9:23, 9:12, <text:s text:c="2"/>9:32, 7:58, Time: 45:29, Average pace: 9:06</text:p>
      <text:p text:style-name="P19">Warm down: <text:span text:style-name="T2">rest 1 minute and jog 0.25 miles </text:span></text:p>
      <text:p text:style-name="P19"><text:span text:style-name="T2"/></text:p>
      <text:p text:style-name="P20"><text:span text:style-name="T2">Sat Aug 22, 2020 </text:span><text:span text:style-name="T1">10 miles running and 1.5 miles walking</text:span></text:p>
      <text:p text:style-name="P20">I ran and walked 11.5 miles on hilly roads in 2:17:45 (11:59/mile), the time includes about 2 minutes of resting while drinking water eating a gel and talking to Mary Jane.</text:p>
      <text:p text:style-name="P20">I ran about 10 miles and walked about 1.5 miles. <text:s text:c="2"/></text:p>
      <text:p text:style-name="Standard"><text:span text:style-name="T2"/></text:p>
      <text:p text:style-name="P34"/>
      <text:p text:style-name="P26"/>
      <text:p text:style-name="P6"/>
      <text:p text:style-name="P6"/>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8-09-15T07:32:23.06</meta:creation-date>
    <meta:generator>OpenOffice/4.1.2$Win32 OpenOffice.org_project/412m3$Build-9782</meta:generator>
    <dc:date>2020-08-22T11:46:37.18</dc:date>
    <dc:creator>James Lombardi</dc:creator>
    <meta:editing-duration>PT1H50M46S</meta:editing-duration>
    <meta:editing-cycles>49</meta:editing-cycles>
    <meta:document-statistic meta:table-count="0" meta:image-count="0" meta:object-count="0" meta:page-count="12" meta:paragraph-count="221" meta:word-count="4522" meta:character-count="23267"/>
  </office:meta>
</office:document-meta>
</file>